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c92" officeooo:paragraph-rsid="001f4c92"/>
    </style:style>
    <style:style style:name="P2" style:family="paragraph" style:parent-style-name="Standard">
      <style:text-properties officeooo:rsid="002095e6" officeooo:paragraph-rsid="002095e6"/>
    </style:style>
    <style:style style:name="P3" style:family="paragraph" style:parent-style-name="Standard">
      <style:text-properties officeooo:rsid="0021f1ac" officeooo:paragraph-rsid="0021f1ac"/>
    </style:style>
    <style:style style:name="T1" style:family="text">
      <style:text-properties officeooo:rsid="002095e6"/>
    </style:style>
    <style:style style:name="T2" style:family="text">
      <style:text-properties officeooo:rsid="0020b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ia de un videojuego </text:p>
      <text:p text:style-name="P1"/>
      <text:p text:style-name="P2">Resumen General</text:p>
      <text:p text:style-name="P1"/>
      <text:p text:style-name="P1">Mi historia trata sobre un personaje principal (nombre a elegir) quien, por motivos de la vida, sufre una gran depresión. El protagonista tiene 30 años y vive en <text:span text:style-name="T1">Nueva York</text:span>, ira recorriendo los diferentes mundos intentando encontrar la forma de suicidarse pues esta cansado de vivir sin ningún estímulo que le haga querer seguir adelante. <text:span text:style-name="T1">En el camino entre un mundo(nivel) y otro se iran conociendo el pasado de nuestro protagonista mediante flashbacks a los puntos de inflexion en su vida que le llevaron a la depresión (la mujer muere, el fallecimiento de sus padres, lo despiden de su trabajo y se vuelve alcoholico).</text:span></text:p>
      <text:p text:style-name="P1"/>
      <text:p text:style-name="P2">Historia en Profundiad </text:p>
      <text:p text:style-name="P2"/>
      <text:p text:style-name="P2">Prot es un hombre que vive en Nueva York y tiene 25 años. Es alguien muy feliz pues hace poco que se casó con su mujer Prota y consiguió, por fin, su trabajo soñado (broker en wall street). Durante los dos primeros años de su matrimonio todo era perfecto. Prot ganaba millones como broker y tuvo un hijo con Prota. Lo que Prot no sabia, es que ahi empezaría toda su desgracia. (UN AÑO MAS TARDE) En el cumpleaños del hijo, Prot se levantó por la mañana, desayunaron y cogieron el coche para ir a casa de los padres de Prot para celebrar el cumpleaños de su <text:span text:style-name="T2">nieto. Pero nunca llegaron, en mitad de la autopista Prot perdió el control del coche (pues llovia mucho) y se estrellaron contra un árbol en el lateral de la carretera. Ni a Prot ni a Prota les pasó nada grave (algunos rasguños) pero su hijo se dio un golpe muy fuerte en la cabeza y no se despertaba. Prot decidió coger a su hijo e intentaron parar un coche para que alguien les ayudase (cosa que no consiguieron) y cuando por fin llegó la ambulancia ya era demasiado tarde. A causa del fallecimiento de su hijo, Prota entró en una gran depresión por la cual no quería salir de casa, ni hacer nada. Necesitó meses de ayuda psicologica para poder comenzar a redirigir su vida. Dos años pasaron (Prot 28 años) y llego el segundo aniversario de la muerte de su hijo, Prot se había centrado mucho en su trabajo durante este tiempo para intentar no pensar en el fallecimiento de su hijo y la depresión de su mujer. El dia del aniversario, cuando Prot llegó a casa, subió a su habitación y lo que encontró lo dejaría perplejo. Descubrió a Prota colgada en mitad de la habitación. Prot no sabía que hacer, quedó en shock, pasados unos minutos llamó a la policía y esperó. Pasaron seis meses y la salud mental de Prot colgaba de un hilo, trabajando 12 horas diarias para ocupar su mente y sin haber superado la infidelidad y el divorcio de Prota, Prot se encontraba solo en el mundo salvo por su padre <text:s/>SudarDaddy (79 años) quien habia sido un referente durante toda la vida de Prot y un gran apoyo moral durante estos últimos años tan dificiles. 6 meses despues de haberse divorciado de su actual ex-mujer, Prot se disponía a visitar a su padre quien hacia un mes que no veia pero, de nuevo, el destino le tenia algo preparado. SugarDaddy sufria de problemas cardíacos pero no se lo habia dicho a su hijo por no preocuparle, cuando Prot llegó a casa de su padre se lo encontro en el suelo del comedor en un charco de sangre, parece ser que habia sufrido un paro cardíaco y se habia golpeado la cabeza con la mesita al caer. Prot ,nervioso, llamó a una ambulancia pero al igual que con su hijo no llegaron a tiempo. Por tercera vez en 4 años Prot perdía a sus seres mas queridos, finalmente, la salud mental de Prot llegó a un límite y ya no pudo mas. Prot entró en una gravísima depresión de la cual ni la mejor terapia era capaz de hacerle mejorar lo mas mínimo. Debido a su depresión Prot decidió pedir la baja en su trabajo mientras se recuperaba, y al cabo de un mes, cuando estaba un poco mejor se dio cuenta que su despacho ya estaba ocupado y al hablar con su jefe le dijeron que le habian despedido (AL CARRER). Esto ya fue lo que hizo explotar a Prot quien tomó una decisión. Viajaría por el mundo buscando el lugar adecuado en el que terminar con su sufrimiento. </text:span></text:p>
      <text:p text:style-name="P2"/>
      <text:p text:style-name="P2"/>
      <text:p text:style-name="P3">Ideas Para niveles </text:p>
      <text:p text:style-name="P3"><text:soft-page-break/></text:p>
      <text:p text:style-name="P3">Cada uno de los 4 hechos traumáticos de Prot, pueden ser relatados mediante un flashback al final de vencer al boss de un mundo. Esto nos llevaria a una pantalla en blanco y negro donde se nos explicaria el pasado de Prot y despues de conocer una parte nueva de su historia hacer un nivel en el que a Prot le persigue la muerte (rollo primer boss de Super Meat Boy) y ha de intentar escap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09:46:52.026459930</meta:creation-date>
    <dc:date>2017-05-19T17:14:56.217456528</dc:date>
    <meta:editing-duration>PT5M39S</meta:editing-duration>
    <meta:editing-cycles>2</meta:editing-cycles>
    <meta:generator>LibreOffice/5.1.6.2$Linux_X86_64 LibreOffice_project/10m0$Build-2</meta:generator>
    <meta:document-statistic meta:table-count="0" meta:image-count="0" meta:object-count="0" meta:page-count="2" meta:paragraph-count="7" meta:word-count="816" meta:character-count="4420" meta:non-whitespace-character-count="3606"/>
  </office:meta>
</office:document-meta>
</file>